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76cm" draw:marker-start-width="0.314cm" draw:marker-end-width="0.314cm" draw:fill="solid" draw:fill-color="#ffffff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auto-grow-height="true" fo:min-height="1.02cm"/>
    </style:style>
    <style:style style:name="gr6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01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text-shadow="none" style:font-size-asian="18pt" style:font-size-complex="18pt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T1" style:family="text">
      <style:text-properties fo:font-size="22pt" fo:text-shadow="none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074cm" svg:x="3.54cm" svg:y="7.94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7cm" svg:height="9.495cm" svg:x="1.27cm" svg:y="7.94cm">
          <text:p text:style-name="P1"><text:span text:style-name="T1">BF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416cm" svg:x="3.54cm" svg:y="10.014cm">
          <text:p text:style-name="P1"><text:span text:style-name="T1">COF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5.005cm" svg:x="3.54cm" svg:y="12.43cm">
          <text:p text:style-name="P1"><text:span text:style-name="T1">ELF </text:span></text:p>
          <text:p text:style-name="P1"><text:span text:style-name="T1">DWAR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5.79cm" svg:x="8.62cm" svg:y="7.91cm">
          <text:p text:style-name="P1"><text:span text:style-name="T1">execution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074cm" svg:x="3.54cm" svg:y="3.371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074cm" svg:x="8.62cm" svg:y="3.371cm">
          <text:p text:style-name="P1"><text:span text:style-name="T1">M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.27cm" svg:height="15.24cm" svg:x="13.065cm" svg:y="7.91cm">
          <text:p text:style-name="P1"><text:span text:style-name="T1">T</text:span></text:p>
          <text:p text:style-name="P1"><text:span text:style-name="T1">A</text:span></text:p>
          <text:p text:style-name="P1"><text:span text:style-name="T1">R</text:span></text:p>
          <text:p text:style-name="P1"><text:span text:style-name="T1">G</text:span></text:p>
          <text:p text:style-name="P1"><text:span text:style-name="T1">E</text:span></text:p>
          <text:p text:style-name="P1"><text:span text:style-name="T1">T</text:span></text:p>
          <text:p text:style-name="P1"><text:span text:style-name="T1"><text:s/></text:span></text:p>
          <text:p text:style-name="P1"><text:span text:style-name="T1">V</text:span></text:p>
          <text:p text:style-name="P1"><text:span text:style-name="T1">E</text:span></text:p>
          <text:p text:style-name="P1"><text:span text:style-name="T1">C</text:span></text:p>
          <text:p text:style-name="P1"><text:span text:style-name="T1">T</text:span></text:p>
          <text:p text:style-name="P1"><text:span text:style-name="T1">O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4.445cm" svg:height="3.1cm" svg:x="14.97cm" svg:y="20.05cm">
          <text:p text:style-name="P1"><text:span text:style-name="T1">other</text:span></text:p>
          <text:p text:style-name="P1"><text:span text:style-name="T1">protocols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.445cm" svg:height="2.615cm" svg:x="14.97cm" svg:y="16.8cm">
          <text:p text:style-name="P1"><text:span text:style-name="T1">remote</text:span></text:p>
          <text:p text:style-name="P1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46cm" svg:height="1.905cm" svg:x="9.784cm" svg:y="22.51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905cm" svg:x="9.255cm" svg:y="21.245cm">
          <text:p text:style-name="P1"><text:span text:style-name="T1">ar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93cm" svg:height="2.187cm" svg:x="8.667cm" svg:y="19.693cm">
          <text:p text:style-name="P1"><text:span text:style-name="T1">x8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258cm" svg:x="8.62cm" svg:y="17.435cm">
          <text:p text:style-name="P1"><text:span text:style-name="T1">arch</text:span></text:p>
          <text:p text:style-name="P1"><text:span text:style-name="T1">sup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64cm" svg:height="1.382cm" svg:x="2.27cm" svg:y="18.311cm">
          <text:p text:style-name="P1"><text:span text:style-name="T1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98cm" svg:height="2.074cm" svg:x="3.236cm" svg:y="21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2.122cm" svg:x="2.752cm" svg:y="20.3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98cm" svg:height="2.074cm" svg:x="2.27cm" svg:y="19.693cm">
          <text:p text:style-name="P1"><text:span text:style-name="T1">C+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81cm" svg:x="8.62cm" svg:y="13.7cm">
          <text:p text:style-name="P1"><text:span text:style-name="T1">stack</text:span></text:p>
          <text:p text:style-name="P1"><text:span text:style-name="T1">frame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335cm" svg:y1="15.53cm" svg:x2="14.97cm" svg:y2="9.55cm" draw:start-shape="id1" draw:start-glue-point="1" draw:end-shape="id2" draw:end-glue-point="3" svg:d="m14335 15530 635-5980">
          <text:p/>
        </draw:connector>
        <draw:connector draw:style-name="gr3" draw:text-style-name="P2" draw:layer="layout" draw:type="line" svg:x1="14.335cm" svg:y1="15.53cm" svg:x2="14.97cm" svg:y2="18.107cm" draw:start-shape="id1" draw:start-glue-point="1" draw:end-shape="id3" draw:end-glue-point="3" svg:d="m14335 15530 635 2577">
          <text:p/>
        </draw:connector>
        <draw:custom-shape draw:style-name="gr1" draw:text-style-name="P2" draw:id="id5" draw:layer="layout" svg:width="4.445cm" svg:height="2.443cm" svg:x="14.97cm" svg:y="11.72cm">
          <text:p text:style-name="P1"><text:span text:style-name="T1">execu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4.445cm" svg:height="1.382cm" svg:x="14.97cm" svg:y="14.855cm">
          <text:p text:style-name="P1"><text:span text:style-name="T1">corefil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4.335cm" svg:y1="15.53cm" svg:x2="14.97cm" svg:y2="15.546cm" draw:start-shape="id1" draw:start-glue-point="1" draw:end-shape="id4" draw:end-glue-point="3" svg:d="m14335 15530 635 16">
          <text:p/>
        </draw:connector>
        <draw:connector draw:style-name="gr3" draw:text-style-name="P2" draw:layer="layout" draw:type="line" svg:x1="14.335cm" svg:y1="15.53cm" svg:x2="14.97cm" svg:y2="12.941cm" draw:start-shape="id1" draw:start-glue-point="1" draw:end-shape="id5" draw:end-glue-point="3" svg:d="m14335 15530 635-2589">
          <text:p/>
        </draw:connector>
        <draw:custom-shape draw:style-name="gr1" draw:text-style-name="P2" draw:id="id2" draw:layer="layout" svg:width="4.445cm" svg:height="3.22cm" svg:x="14.97cm" svg:y="7.94cm">
          <text:p text:style-name="P1"><text:span text:style-name="T1">Linux</text:span></text:p>
          <text:p text:style-name="P1"><text:span text:style-name="T1">nativ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335cm" svg:y1="15.53cm" svg:x2="14.97cm" svg:y2="21.6cm" draw:start-shape="id1" draw:start-glue-point="1" draw:end-shape="id6" draw:end-glue-point="3" svg:d="m14335 15530 635 6070">
          <text:p/>
        </draw:connector>
        <draw:frame draw:style-name="gr5" draw:layer="layout" svg:width="19.221cm" svg:height="1.27cm" svg:x="1.27cm" svg:y="1cm">
          <draw:text-box>
            <text:p>GDB Structure</text:p>
          </draw:text-box>
        </draw:frame>
        <draw:custom-shape draw:style-name="gr1" draw:text-style-name="P3" draw:layer="layout" svg:width="4.627cm" svg:height="2.074cm" svg:x="13.065cm" svg:y="3.371cm">
          <text:p text:style-name="P1"><text:span text:style-name="T2">other UI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985cm" svg:y1="6.64cm" svg:x2="7.985cm" svg:y2="25.69cm">
          <text:p/>
        </draw:line>
        <draw:frame draw:style-name="gr7" draw:layer="layout" svg:width="5.582cm" svg:height="1.195cm" svg:x="1.768cm" svg:y="6.08cm">
          <draw:text-box>
            <text:p>Symbol Side</text:p>
          </draw:text-box>
        </draw:frame>
        <draw:frame draw:style-name="gr8" draw:layer="layout" svg:width="5.049cm" svg:height="1.195cm" svg:x="11.898cm" svg:y="6.129cm">
          <draw:text-box>
            <text:p>Target S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an Shebs</meta:initial-creator>
    <meta:creation-date>2011-11-27T16:17:26</meta:creation-date>
    <dc:date>2012-01-17T17:07:34</dc:date>
    <dc:creator>sshebs </dc:creator>
    <meta:editing-duration>PT00H50M35S</meta:editing-duration>
    <meta:editing-cycles>5</meta:editing-cycles>
    <meta:generator>OpenOffice.org/3.2$Unix OpenOffice.org_project/320m19$Build-9505</meta:generator>
    <meta:document-statistic meta:object-count="32"/>
  </office:meta>
</office:document-meta>
</file>